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erDescriptorReader.setValidatin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erDescriptorReader.DigesterDescriptorReader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erDescriptorReader.loadClassDescripto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igesterDescriptorReader.DigesterDescriptorReader( String xml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gesterDescriptorReader.setResolver( URL dtd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erDescriptorReader.DigesterDescriptorReader( InputStream [ ] stre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gesterDescriptorReader.DigesterDescriptorReader( String [ ] xml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